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font-size="16pt" fo:font-weight="bold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4pt" fo:font-weight="bold"/>
    </style:style>
    <style:style style:name="P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4pt" fo:font-weight="normal"/>
    </style:style>
    <style:style style:name="T1" style:family="text">
      <style:text-properties officeooo:rsid="00118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nplan Asteroids</text:p>
      <text:p text:style-name="P2"/>
      <text:p text:style-name="P2"/>
      <text:p text:style-name="P3">Benötigte Grafiken</text:p>
      <text:p text:style-name="P2"/>
      <text:p text:style-name="P4">- Raumschiff ohne Feuerschweif</text:p>
      <text:p text:style-name="P4">- Raumschiff mit Feuerschweif</text:p>
      <text:p text:style-name="P4">- Asteroid</text:p>
      <text:p text:style-name="P4">- Optional Gummiball</text:p>
      <text:p text:style-name="P2"/>
      <text:p text:style-name="P2"/>
      <text:p text:style-name="P3">Benötige Bibliotheken</text:p>
      <text:p text:style-name="P2"/>
      <text:p text:style-name="P4">- pyglet <text:tab/>– <text:s/><text:span text:style-name="T1">Cross-Platform Fenster und Multimedia Bibliothek für Python</text:span></text:p>
      <text:p text:style-name="P4">- pymunk <text:tab/>– <text:s/><text:span text:style-name="T1">2D Physik Bibliothek für Python</text:span></text:p>
      <text:p text:style-name="P2"/>
      <text:p text:style-name="P2"/>
      <text:p text:style-name="P3">Benötigte Planungswerkzeuge</text:p>
      <text:p text:style-name="P2"/>
      <text:p text:style-name="P4">- drawio</text:p>
      <text:p text:style-name="P2"/>
      <text:p text:style-name="P2"/>
      <text:p text:style-name="P3">Benötigte Implementationswerkzeuge</text:p>
      <text:p text:style-name="P2"/>
      <text:p text:style-name="P4">- git</text:p>
      <text:p text:style-name="P4">- vim</text:p>
      <text:p text:style-name="P4">- tmux</text:p>
      <text:p text:style-name="P4">- virtualenv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2:31:43.601446424</meta:creation-date>
    <dc:date>2020-04-27T12:35:33.514524592</dc:date>
    <meta:editing-duration>PT3M50S</meta:editing-duration>
    <meta:editing-cycles>1</meta:editing-cycles>
    <meta:document-statistic meta:table-count="0" meta:image-count="0" meta:object-count="0" meta:page-count="1" meta:paragraph-count="16" meta:word-count="49" meta:character-count="365" meta:non-whitespace-character-count="326"/>
    <meta:generator>LibreOffice/6.3.5.2$Linux_X86_64 LibreOffice_project/30$Build-2</meta:generator>
  </office:meta>
</office:document-meta>
</file>